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Consolas1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0.5pt" style:font-size-asian="10.5pt" style:font-size-complex="10.5pt"/>
    </style:style>
    <style:style style:name="P2" style:family="paragraph" style:parent-style-name="Text_20_body" style:list-style-name="L3">
      <style:text-properties fo:font-size="10.5pt" style:font-size-asian="10.5pt" style:font-size-complex="10.5pt"/>
    </style:style>
    <style:style style:name="P3" style:family="paragraph" style:parent-style-name="Text_20_body" style:list-style-name="L5">
      <style:text-properties fo:font-size="10.5pt" style:font-size-asian="10.5pt" style:font-size-complex="10.5pt"/>
    </style:style>
    <style:style style:name="P4" style:family="paragraph" style:parent-style-name="Text_20_body" style:list-style-name="L6">
      <style:text-properties fo:font-size="10.5pt" style:font-size-asian="10.5pt" style:font-size-complex="10.5pt"/>
    </style:style>
    <style:style style:name="P5" style:family="paragraph" style:parent-style-name="Text_20_body" style:list-style-name="L7">
      <style:text-properties fo:font-size="10.5pt" style:font-size-asian="10.5pt" style:font-size-complex="10.5pt"/>
    </style:style>
    <style:style style:name="P6" style:family="paragraph" style:parent-style-name="Text_20_body" style:list-style-name="L8">
      <style:text-properties fo:font-size="10.5pt" style:font-size-asian="10.5pt" style:font-size-complex="10.5pt"/>
    </style:style>
    <style:style style:name="P7" style:family="paragraph" style:parent-style-name="Text_20_body"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 style:parent-style-name="Text_20_body" style:list-style-name="L5"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Text_20_body" style:list-style-name="L6"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 style:parent-style-name="Text_20_body" style:list-style-name="L2"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Text_20_body" style:list-style-name="L1">
      <style:text-properties fo:font-size="10.5pt" fo:font-weight="bold" style:font-size-asian="10.5pt" style:font-weight-asian="bold" style:font-size-complex="10.5pt" style:font-weight-complex="bold"/>
    </style:style>
    <style:style style:name="P12" style:family="paragraph" style:parent-style-name="Text_20_body" style:list-style-name="L11">
      <style:text-properties fo:font-size="10.5pt" fo:font-weight="bold" style:font-size-asian="10.5pt" style:font-weight-asian="bold" style:font-size-complex="10.5pt" style:font-weight-complex="bold"/>
    </style:style>
    <style:style style:name="P13" style:family="paragraph" style:parent-style-name="Text_20_body" style:list-style-name="L12">
      <style:text-properties fo:font-size="10.5pt" fo:font-weight="bold" style:font-size-asian="10.5pt" style:font-weight-asian="bold" style:font-size-complex="10.5pt" style:font-weight-complex="bold"/>
    </style:style>
    <style:style style:name="P14" style:family="paragraph" style:parent-style-name="Text_20_body">
      <style:text-properties fo:font-size="10.5pt" fo:font-weight="normal" style:font-size-asian="10.5pt" style:font-weight-asian="normal" style:font-size-complex="10.5pt" style:font-weight-complex="normal"/>
    </style:style>
    <style:style style:name="P15" style:family="paragraph" style:parent-style-name="Text_20_body" style:list-style-name="L5">
      <style:text-properties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Text_20_body" style:list-style-name="L10">
      <style:text-properties fo:font-size="10.5pt" fo:font-weight="normal" style:font-size-asian="10.5pt" style:font-weight-asian="normal" style:font-size-complex="10.5pt" style:font-weight-complex="normal"/>
    </style:style>
    <style:style style:name="P17" style:family="paragraph" style:parent-style-name="Text_20_body" style:list-style-name="L13">
      <style:text-properties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Text_20_body" style:list-style-name="L9">
      <style:text-properties fo:font-weight="bold" style:font-weight-asian="bold" style:font-weight-complex="bold"/>
    </style:style>
    <style:style style:name="P19" style:family="paragraph" style:parent-style-name="Text_20_body">
      <style:text-properties fo:font-size="18pt" style:font-size-asian="18pt" style:font-size-complex="18pt"/>
    </style:style>
    <style:style style:name="P20" style:family="paragraph" style:parent-style-name="Heading_20_1">
      <style:text-properties fo:font-size="24pt" style:font-size-asian="24pt" style:font-size-complex="24pt"/>
    </style:style>
    <style:style style:name="P21" style:family="paragraph" style:parent-style-name="Heading_20_6">
      <style:text-properties fo:font-size="10.5pt" style:font-size-asian="10.5pt" style:font-size-complex="10.5pt"/>
    </style:style>
    <style:style style:name="P22" style:family="paragraph" style:parent-style-name="Heading_20_6">
      <style:text-properties fo:font-size="18pt" style:font-size-asian="18pt" style:font-size-complex="18pt"/>
    </style:style>
    <style:style style:name="P23" style:family="paragraph" style:parent-style-name="Heading_20_6">
      <style:text-properties fo:font-size="14pt" style:font-size-asian="14pt" style:font-size-complex="14pt"/>
    </style:style>
    <style:style style:name="P24" style:family="paragraph" style:parent-style-name="Preformatted_20_Text">
      <style:text-properties fo:font-size="10.5pt" style:font-size-asian="10.5pt" style:font-size-complex="10.5pt"/>
    </style:style>
    <style:style style:name="P25" style:family="paragraph" style:parent-style-name="Standard">
      <style:paragraph-properties style:line-height-at-least="0.423cm"/>
      <style:text-properties fo:color="#000000" style:font-name="Consolas" fo:font-size="10.5pt" fo:font-weight="normal" fo:background-color="#fffffe" style:font-size-asian="10.5pt" style:font-size-complex="10.5pt"/>
    </style:style>
    <style:style style:name="P26" style:family="paragraph" style:parent-style-name="Standard">
      <style:text-properties fo:color="#000000" fo:font-size="10.5pt" fo:background-color="#fffffe" style:font-size-asian="10.5pt" style:font-size-complex="10.5pt"/>
    </style:style>
    <style:style style:name="P27" style:family="paragraph" style:parent-style-name="Standard">
      <style:paragraph-properties style:line-height-at-least="0.423cm"/>
      <style:text-properties fo:color="#000000" fo:font-size="10.5pt" fo:background-color="#fffffe" style:font-size-asian="10.5pt" style:font-size-complex="10.5pt"/>
    </style:style>
    <style:style style:name="P28" style:family="paragraph" style:parent-style-name="Standard">
      <style:text-properties fo:font-size="10.5pt" style:font-size-asian="10.5pt" style:font-size-complex="10.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nsolas" fo:font-weight="normal"/>
    </style:style>
    <style:style style:name="T3" style:family="text">
      <style:text-properties fo:color="#000000" style:font-name="Consolas" fo:font-weight="normal" fo:background-color="#fffffe"/>
    </style:style>
    <style:style style:name="T4" style:family="text">
      <style:text-properties fo:color="#000000" style:font-name="Consolas" fo:font-size="10.5pt" fo:font-weight="normal" fo:background-color="#fffffe" style:font-size-asian="10.5pt" style:font-size-complex="10.5pt"/>
    </style:style>
    <style:style style:name="T5" style:family="text">
      <style:text-properties fo:color="#a31515" style:font-name="Consolas" fo:font-weight="normal"/>
    </style:style>
    <style:style style:name="T6" style:family="text">
      <style:text-properties fo:color="#a31515" style:font-name="Consolas" fo:font-weight="normal" fo:background-color="#fffffe"/>
    </style:style>
    <style:style style:name="T7" style:family="text">
      <style:text-properties fo:color="#a31515" style:font-name="Consolas" fo:font-size="10.5pt" fo:font-weight="normal" fo:background-color="#fffffe" style:font-size-asian="10.5pt" style:font-size-complex="10.5pt"/>
    </style:style>
    <style:style style:name="T8" style:family="text">
      <style:text-properties fo:color="#09885a" style:font-name="Consolas" fo:font-weight="normal"/>
    </style:style>
    <style:style style:name="T9" style:family="text">
      <style:text-properties fo:color="#0451a5" style:font-name="Consolas" fo:font-weight="normal"/>
    </style:style>
    <style:style style:name="T10" style:family="text">
      <style:text-properties fo:color="#0451a5" style:font-name="Consolas" fo:font-size="10.5pt" fo:font-weight="normal" fo:background-color="#fffffe" style:font-size-asian="10.5pt" style:font-size-complex="10.5pt"/>
    </style:style>
    <style:style style:name="T11" style:family="text">
      <style:text-properties fo:font-variant="normal" fo:text-transform="none" fo:color="#3a3f44" style:font-name="Menlo" fo:font-size="10.5pt" fo:letter-spacing="normal" fo:font-style="normal" fo:font-weight="normal" fo:background-color="transparent" style:font-size-asian="10.5pt" style:font-size-complex="10.5pt"/>
    </style:style>
    <style:style style:name="T12" style:family="text">
      <style:text-properties fo:font-variant="normal" fo:text-transform="none" fo:color="#242729" style:font-name="Consolas1" fo:font-size="9.75pt" fo:letter-spacing="normal" fo:font-style="normal" fo:font-weight="normal" style:font-weight-asian="bold" style:font-weight-complex="bold"/>
    </style:style>
    <style:style style:name="T13" style:family="text">
      <style:text-properties fo:font-variant="normal" fo:text-transform="none" fo:color="#242729" style:font-name="Consolas1" fo:font-size="16pt" fo:letter-spacing="normal" fo:font-style="normal" fo:font-weight="normal" style:font-size-asian="16pt" style:font-weight-asian="bold" style:font-size-complex="16pt" style:font-weight-complex="bold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Lake District API - Fells </text:h>
      <text:h text:style-name="P21" text:outline-level="6">Endpoints</text:h>
      <text:list xml:id="list2053045444442870091" text:style-name="L1">
        <text:list-item>
          <text:p text:style-name="P11">/fells</text:p>
        </text:list-item>
        <text:list-item>
          <text:p text:style-name="P11">/fells/{id}</text:p>
        </text:list-item>
        <text:list-item>
          <text:p text:style-name="P11">/fells?name={name[+name]}</text:p>
        </text:list-item>
        <text:list-item>
          <text:p text:style-name="P11">/fells/schema</text:p>
        </text:list-item>
      </text:list>
      <text:h text:style-name="P21" text:outline-level="6">Example endpoints</text:h>
      <text:list xml:id="list3348198088958115965" text:style-name="L2">
        <text:list-item>
          <text:p text:style-name="P10">/fells/1</text:p>
        </text:list-item>
        <text:list-item>
          <text:p text:style-name="P10">/fells?name=barrow</text:p>
        </text:list-item>
        <text:list-item>
          <text:p text:style-name="P10">/fells?name=scafell+pike</text:p>
        </text:list-item>
      </text:list>
      <text:h text:style-name="P21" text:outline-level="6">Example response</text:h>
      <text:p text:style-name="P26"><text:span text:style-name="T2">{</text:span></text:p>
      <text:p text:style-name="P26"><text:span text:style-name="T2"> </text:span><text:span text:style-name="T5">"classifications"</text:span><text:span text:style-name="T2">: [</text:span></text:p>
      <text:p text:style-name="P26"><text:span text:style-name="T5"><text:s text:c="3"/>“Wainwright"</text:span><text:span text:style-name="T2">,</text:span></text:p>
      <text:p text:style-name="P26"><text:span text:style-name="T5"><text:s text:c="3"/>"Tump"</text:span><text:span text:style-name="T2">,</text:span></text:p>
      <text:p text:style-name="P26"><text:span text:style-name="T5"><text:s text:c="3"/>"Birkett"</text:span><text:span text:style-name="T2">,</text:span></text:p>
      <text:p text:style-name="P26"><text:span text:style-name="T5"><text:s text:c="3"/>“Furth"</text:span><text:span text:style-name="T2">,</text:span></text:p>
      <text:p text:style-name="P26"><text:span text:style-name="T5"><text:s text:c="3"/>"Historic county top"</text:span><text:span text:style-name="T2">,</text:span></text:p>
      <text:p text:style-name="P26"><text:span text:style-name="T5"><text:s text:c="3"/>"Marilyn"</text:span><text:span text:style-name="T2">,</text:span></text:p>
      <text:p text:style-name="P26"><text:span text:style-name="T5"><text:s text:c="3"/>"Synge"</text:span><text:span text:style-name="T2">,</text:span></text:p>
      <text:p text:style-name="P26"><text:span text:style-name="T5"><text:s text:c="3"/>"Hewitt"</text:span><text:span text:style-name="T2">,</text:span></text:p>
      <text:p text:style-name="P26"><text:span text:style-name="T5"><text:s text:c="3"/>"Simm"</text:span><text:span text:style-name="T2">,</text:span></text:p>
      <text:p text:style-name="P26"><text:span text:style-name="T5"><text:s text:c="3"/>"HuMP"</text:span><text:span text:style-name="T2">,</text:span></text:p>
      <text:p text:style-name="P26"><text:span text:style-name="T5"><text:s text:c="3"/>"Country high point"</text:span><text:span text:style-name="T2">,</text:span></text:p>
      <text:p text:style-name="P26"><text:span text:style-name="T5"><text:s text:c="3"/>"Fellranger"</text:span><text:span text:style-name="T2">,</text:span></text:p>
      <text:p text:style-name="P26"><text:span text:style-name="T5"><text:s text:c="3"/>"Current county top"</text:span><text:span text:style-name="T2">,</text:span></text:p>
      <text:p text:style-name="P26"><text:span text:style-name="T5"><text:s text:c="3"/>"Administrative county top"</text:span><text:span text:style-name="T2">,</text:span></text:p>
      <text:p text:style-name="P26"><text:span text:style-name="T5"><text:s text:c="3"/>"Nuttall"</text:span></text:p>
      <text:p text:style-name="P28"><text:span text:style-name="T6"><text:s/></text:span><text:span text:style-name="T3">], </text:span></text:p>
      <text:p text:style-name="Standard"><text:span text:style-name="T4"><text:s/></text:span><text:span text:style-name="T7">"created"</text:span><text:span text:style-name="T4">: </text:span><text:span text:style-name="T10">"</text:span><text:span text:style-name="Source_20_Text"><text:span text:style-name="T11">2014-12-09T13:50:51.644000Z</text:span></text:span><text:span text:style-name="T10">"</text:span><text:span text:style-name="T4">,</text:span></text:p>
      <text:p text:style-name="Standard"><text:span text:style-name="T4"><text:s/></text:span><text:span text:style-name="T7">"edited"</text:span><text:span text:style-name="T4">: </text:span><text:span text:style-name="T10">"</text:span><text:span text:style-name="Source_20_Text"><text:span text:style-name="T11">2014-12-09T13:50:51.644000Z</text:span></text:span><text:span text:style-name="T10">"</text:span><text:span text:style-name="T4">,</text:span></text:p>
      <text:p text:style-name="P26"><text:span text:style-name="T2"><text:s/></text:span><text:span text:style-name="T5">"height"</text:span><text:span text:style-name="T2">: {</text:span></text:p>
      <text:p text:style-name="P27">    <text:span text:style-name="T5">"meters"</text:span><text:span text:style-name="T2">: </text:span><text:span text:style-name="T8">978</text:span><text:span text:style-name="T2">,</text:span></text:p>
      <text:p text:style-name="P27">    <text:span text:style-name="T5">"feet"</text:span><text:span text:style-name="T2">: </text:span><text:span text:style-name="T8">3209</text:span></text:p>
      <text:p text:style-name="P26"><text:span text:style-name="T2"> },</text:span></text:p>
      <text:p text:style-name="P27"><text:span text:style-name="T5"><text:s/>"location"</text:span><text:span text:style-name="T2">: {</text:span></text:p>
      <text:p text:style-name="P27">    <text:span text:style-name="T5">"coords"</text:span><text:span text:style-name="T2">: {</text:span></text:p>
      <text:p text:style-name="P27">      <text:span text:style-name="T5">"decimal"</text:span><text:span text:style-name="T2">: {</text:span></text:p>
      <text:p text:style-name="P27">        <text:span text:style-name="T5">"latitude"</text:span><text:span text:style-name="T2">: </text:span><text:span text:style-name="T8">54.454222</text:span><text:span text:style-name="T2">,</text:span></text:p>
      <text:p text:style-name="P27">        <text:span text:style-name="T5">"longitude"</text:span><text:span text:style-name="T2">: </text:span><text:span text:style-name="T8">-3.211528</text:span></text:p>
      <text:p text:style-name="P27">      <text:span text:style-name="T2">},</text:span></text:p>
      <text:p text:style-name="P27">      <text:span text:style-name="T5">"dms"</text:span><text:span text:style-name="T2">: {</text:span></text:p>
      <text:p text:style-name="P27">        <text:span text:style-name="T5">"y"</text:span><text:span text:style-name="T2">: {</text:span></text:p>
      <text:p text:style-name="P27">          <text:span text:style-name="T5">"degrees"</text:span><text:span text:style-name="T2">: </text:span><text:span text:style-name="T8">54</text:span><text:span text:style-name="T2">,</text:span></text:p>
      <text:p text:style-name="P27">          <text:span text:style-name="T5">"minutes"</text:span><text:span text:style-name="T2">: </text:span><text:span text:style-name="T8">27</text:span><text:span text:style-name="T2">,</text:span></text:p>
      <text:p text:style-name="P27">          <text:span text:style-name="T5">"seconds"</text:span><text:span text:style-name="T2">: </text:span><text:span text:style-name="T8">15</text:span><text:span text:style-name="T2">,</text:span></text:p>
      <text:p text:style-name="P27">          <text:span text:style-name="T5">"hemisphere"</text:span><text:span text:style-name="T2">: </text:span><text:span text:style-name="T9">"N"</text:span><text:span text:style-name="T2">,</text:span></text:p>
      <text:p text:style-name="P27"><text:soft-page-break/>          <text:span text:style-name="T5">"formatted"</text:span><text:span text:style-name="T2">: </text:span><text:span text:style-name="T9">"54° 27' 15\" N"</text:span></text:p>
      <text:p text:style-name="P27">        <text:span text:style-name="T2">},</text:span></text:p>
      <text:p text:style-name="P27">        <text:span text:style-name="T5">"x"</text:span><text:span text:style-name="T2">: {</text:span></text:p>
      <text:p text:style-name="P27">          <text:span text:style-name="T5">"degrees"</text:span><text:span text:style-name="T2">: </text:span><text:span text:style-name="T8">3</text:span><text:span text:style-name="T2">,</text:span></text:p>
      <text:p text:style-name="P27">          <text:span text:style-name="T5">"minutes"</text:span><text:span text:style-name="T2">: </text:span><text:span text:style-name="T8">12</text:span><text:span text:style-name="T2">,</text:span></text:p>
      <text:p text:style-name="P27">          <text:span text:style-name="T5">"seconds"</text:span><text:span text:style-name="T2">: </text:span><text:span text:style-name="T8">42</text:span><text:span text:style-name="T2">,</text:span></text:p>
      <text:p text:style-name="P27">          <text:span text:style-name="T5">"hemisphere"</text:span><text:span text:style-name="T2">: </text:span><text:span text:style-name="T9">"W"</text:span><text:span text:style-name="T2">,</text:span></text:p>
      <text:p text:style-name="P27">          <text:span text:style-name="T5">"formatted"</text:span><text:span text:style-name="T2">: </text:span><text:span text:style-name="T9">"3° 12' 42\" W"</text:span></text:p>
      <text:p text:style-name="P27">        <text:span text:style-name="T2">}</text:span></text:p>
      <text:p text:style-name="P27">      <text:span text:style-name="T2">}</text:span></text:p>
      <text:p text:style-name="P27">     <text:span text:style-name="T5">"os_map_ref"</text:span><text:span text:style-name="T2">: </text:span><text:span text:style-name="T9">"NY215072"</text:span><text:span text:style-name="T2">,</text:span></text:p>
      <text:p text:style-name="P27">     <text:span text:style-name="T5">"os_maps"</text:span><text:span text:style-name="T2">: [</text:span></text:p>
      <text:p text:style-name="P27"><text:span text:style-name="T5"><text:s text:c="3"/>"OS Landrangers 90"</text:span><text:span text:style-name="T2">,</text:span></text:p>
      <text:p text:style-name="P27"><text:span text:style-name="T5"><text:s text:c="3"/>"OS Explorer OL6"</text:span><text:span text:style-name="T2">,</text:span></text:p>
      <text:p text:style-name="P27"><text:span text:style-name="T5"><text:s text:c="3"/>"OS Landrangers 89"</text:span></text:p>
      <text:p text:style-name="P27"><text:span text:style-name="T5"><text:s text:c="2"/></text:span><text:span text:style-name="T2">],</text:span></text:p>
      <text:p text:style-name="P27"><text:span text:style-name="T5"><text:s text:c="2"/>"region"</text:span><text:span text:style-name="T2">: </text:span><text:span text:style-name="T9">"Southern Lake District"</text:span><text:span text:style-name="T2">,</text:span></text:p>
      <text:p text:style-name="P27"><text:span text:style-name="T2"><text:s/>},</text:span></text:p>
      <text:p text:style-name="P27">  <text:span text:style-name="T5">"name"</text:span><text:span text:style-name="T2">: </text:span><text:span text:style-name="T9">"Scafell Pike"</text:span><text:span text:style-name="T2">,</text:span></text:p>
      <text:p text:style-name="P27"><text:span text:style-name="T2"><text:s/></text:span><text:span text:style-name="T5">"parent_peak"</text:span><text:span text:style-name="T2">: </text:span><text:span text:style-name="T9">"http://192.168.0.16:8080/fells/2"</text:span></text:p>
      <text:p text:style-name="P27">  <text:span text:style-name="T5">"prominence"</text:span><text:span text:style-name="T2">: {</text:span></text:p>
      <text:p text:style-name="P27">    <text:span text:style-name="T5">"meters"</text:span><text:span text:style-name="T2">: </text:span><text:span text:style-name="T8">912</text:span><text:span text:style-name="T2">,</text:span></text:p>
      <text:p text:style-name="P27">    <text:span text:style-name="T5">"feet"</text:span><text:span text:style-name="T2">: </text:span><text:span text:style-name="T8">2992</text:span></text:p>
      <text:p text:style-name="P27"><text:span text:style-name="T2"> },</text:span></text:p>
      <text:p text:style-name="P27">  <text:span text:style-name="T5">"url"</text:span><text:span text:style-name="T2">: </text:span><text:span text:style-name="T9">"http://192.168.0.16:8080/fells/3"</text:span></text:p>
      <text:p text:style-name="P25">}</text:p>
      <text:h text:style-name="P21" text:outline-level="6">Attributes</text:h>
      <text:list xml:id="list7103636409222852972" text:style-name="L3">
        <text:list-item>
          <text:p text:style-name="P2">classifications (array)</text:p>
        </text:list-item>
        <text:list-item>
          <text:p text:style-name="P2">created (string)</text:p>
        </text:list-item>
        <text:list-item>
          <text:p text:style-name="P2">edited (string)</text:p>
        </text:list-item>
        <text:list-item>
          <text:p text:style-name="P2">height (object)</text:p>
          <text:list>
            <text:list-item>
              <text:p text:style-name="P2">feet (number)</text:p>
            </text:list-item>
            <text:list-item>
              <text:p text:style-name="P2">meters (number)</text:p>
            </text:list-item>
          </text:list>
        </text:list-item>
        <text:list-item>
          <text:p text:style-name="P2">location (object)</text:p>
          <text:list>
            <text:list-item>
              <text:p text:style-name="P2">coords (object)</text:p>
              <text:list>
                <text:list-item>
                  <text:p text:style-name="P2">decimal (object)</text:p>
                  <text:list>
                    <text:list-item>
                      <text:p text:style-name="P2">latitude (number)</text:p>
                    </text:list-item>
                    <text:list-item>
                      <text:p text:style-name="P2">longitude (number)</text:p>
                    </text:list-item>
                  </text:list>
                </text:list-item>
                <text:list-item>
                  <text:p text:style-name="P2">dms (object)</text:p>
                  <text:list>
                    <text:list-item>
                      <text:p text:style-name="P2">y (object)</text:p>
                      <text:list>
                        <text:list-item>
                          <text:p text:style-name="P2">degrees (number)</text:p>
                        </text:list-item>
                        <text:list-item>
                          <text:p text:style-name="P2">minutes (number)</text:p>
                        </text:list-item>
                        <text:list-item>
                          <text:p text:style-name="P2">seconds (number)</text:p>
                        </text:list-item>
                        <text:list-item>
                          <text:p text:style-name="P2">hemisphere (string)</text:p>
                        </text:list-item>
                        <text:list-item>
                          <text:p text:style-name="P2">formatted (string)</text:p>
                        </text:list-item>
                      </text:list>
                    </text:list-item>
                    <text:list-item>
                      <text:p text:style-name="P2">x (object)</text:p>
                      <text:list>
                        <text:list-item>
                          <text:p text:style-name="P2"><text:soft-page-break/>degrees (number)</text:p>
                        </text:list-item>
                        <text:list-item>
                          <text:p text:style-name="P2">minutes (number)</text:p>
                        </text:list-item>
                        <text:list-item>
                          <text:p text:style-name="P2">seconds (number)</text:p>
                        </text:list-item>
                        <text:list-item>
                          <text:p text:style-name="P2">hemisphere (string)</text:p>
                        </text:list-item>
                        <text:list-item>
                          <text:p text:style-name="P2">formatted (string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os_map_ref (string)</text:p>
            </text:list-item>
            <text:list-item>
              <text:p text:style-name="P2">os_maps (array)</text:p>
            </text:list-item>
            <text:list-item>
              <text:p text:style-name="P2">region (string)</text:p>
            </text:list-item>
          </text:list>
        </text:list-item>
        <text:list-item>
          <text:p text:style-name="P2">name (string)</text:p>
        </text:list-item>
        <text:list-item>
          <text:p text:style-name="P2">parent_peak (string)</text:p>
        </text:list-item>
        <text:list-item>
          <text:p text:style-name="P2">prominence (object)</text:p>
          <text:list>
            <text:list-item>
              <text:p text:style-name="P2">feet (number)</text:p>
            </text:list-item>
            <text:list-item>
              <text:p text:style-name="P2">meters (number)</text:p>
            </text:list-item>
          </text:list>
        </text:list-item>
        <text:list-item>
          <text:p text:style-name="P2">url (string)</text:p>
        </text:list-item>
      </text:list>
      <text:h text:style-name="P22" text:outline-level="6">Optional paramters</text:h>
      <text:h text:style-name="P23" text:outline-level="6">Search</text:h>
      <text:list xml:id="list3642291818338222191" text:style-name="L9">
        <text:list-item>
          <text:p text:style-name="P18"><text:span text:style-name="T14">/fells?search={query[+query[...]]}</text:span></text:p>
        </text:list-item>
      </text:list>
      <text:p text:style-name="P1">Search is performed on the following attributes</text:p>
      <text:list xml:id="list1537829312983325139" text:style-name="L7">
        <text:list-item>
          <text:p text:style-name="P5">name</text:p>
        </text:list-item>
      </text:list>
      <text:p text:style-name="P1">Search terms are case insensitive so <text:span text:style-name="T17">query, Query, QUERY and QuErY</text:span><text:span text:style-name="T15"> </text:span>are all equivalent.</text:p>
      <text:p text:style-name="P1">Multiple search terms are joined together with the + character.</text:p>
      <text:p text:style-name="P1">Search terms are assumed exact. Searching for “pike” will attempt to match with a fell named exactly “pike”. To specify a partial search term use a wildcard. Wildcard symbols match zero or more characters.</text:p>
      <text:list xml:id="list6259133360941273246" text:style-name="L5">
        <text:list-item>
          <text:p text:style-name="P3"><text:span text:style-name="T15">/fells?search=barrow</text:span></text:p>
          <text:list>
            <text:list-item>
              <text:p text:style-name="P15">would only match Barrow exactly</text:p>
            </text:list-item>
          </text:list>
        </text:list-item>
        <text:list-item>
          <text:p text:style-name="P8">/fells?search=scafell+pike<text:tab/></text:p>
          <text:list>
            <text:list-item>
              <text:p text:style-name="P15">would only match Scafell Pike exactly</text:p>
            </text:list-item>
          </text:list>
        </text:list-item>
        <text:list-item>
          <text:p text:style-name="P8">/fells?search=great*</text:p>
          <text:list>
            <text:list-item>
              <text:p text:style-name="P15">would match any fell beginning with <text:span text:style-name="T16">great</text:span> followed by zero or more chars</text:p>
            </text:list-item>
            <text:list-item>
              <text:p text:style-name="P15">example matches</text:p>
              <text:list>
                <text:list-item>
                  <text:p text:style-name="P15">Great End</text:p>
                </text:list-item>
                <text:list-item>
                  <text:p text:style-name="P15">Great Gable</text:p>
                </text:list-item>
                <text:list-item>
                  <text:p text:style-name="P15">Great Sca Fell</text:p>
                </text:list-item>
              </text:list>
            </text:list-item>
          </text:list>
        </text:list-item>
        <text:list-item>
          <text:p text:style-name="P3"><text:span text:style-name="T15">/fells?search=*pike<text:tab/><text:tab/></text:span></text:p>
          <text:list>
            <text:list-item>
              <text:p text:style-name="P15">would match any fell beginning with zero or more chars and ending with <text:span text:style-name="T16">pike</text:span> </text:p>
            </text:list-item>
            <text:list-item>
              <text:p text:style-name="P15">example matches</text:p>
              <text:list>
                <text:list-item>
                  <text:p text:style-name="P15"><text:soft-page-break/>Scafell Pike</text:p>
                </text:list-item>
                <text:list-item>
                  <text:p text:style-name="P15">Esk Pike</text:p>
                </text:list-item>
                <text:list-item>
                  <text:p text:style-name="P15">Dollywaggon Pike</text:p>
                </text:list-item>
              </text:list>
            </text:list-item>
          </text:list>
        </text:list-item>
        <text:list-item>
          <text:p text:style-name="P3"><text:span text:style-name="T15">/fells?search=*mell*</text:span><text:tab/><text:tab/></text:p>
          <text:list>
            <text:list-item>
              <text:p text:style-name="P3">would match any fell beginning with zero or more chars, followed by <text:span text:style-name="T16">mell</text:span> and ending with zero or more chars </text:p>
              <text:list>
                <text:list-item>
                  <text:p text:style-name="P3">example matches</text:p>
                  <text:list>
                    <text:list-item>
                      <text:p text:style-name="P3">Great Mell Fell</text:p>
                    </text:list-item>
                    <text:list-item>
                      <text:p text:style-name="P3">Little Mell Fell</text:p>
                    </text:list-item>
                    <text:list-item>
                      <text:p text:style-name="P3">Lingmell</text:p>
                    </text:list-item>
                    <text:list-item>
                      <text:p text:style-name="P3">Mellbrea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/fells?search=great*fell <text:tab/><text:tab/></text:p>
          <text:list>
            <text:list-item>
              <text:p text:style-name="P3">would match any fell beginning with <text:span text:style-name="T16">great</text:span>, zero or more chars then ending with <text:span text:style-name="T16">fell</text:span> </text:p>
            </text:list-item>
            <text:list-item>
              <text:p text:style-name="P3">example matches</text:p>
              <text:list>
                <text:list-item>
                  <text:p text:style-name="P3">Great Mell Fell</text:p>
                </text:list-item>
              </text:list>
            </text:list-item>
          </text:list>
        </text:list-item>
      </text:list>
      <text:h text:style-name="P23" text:outline-level="6">Sort</text:h>
      <text:list xml:id="list4222077462526243669" text:style-name="L11">
        <text:list-item>
          <text:p text:style-name="P12">/fells?sort={attribute}[.asc|desc]</text:p>
        </text:list-item>
      </text:list>
      <text:p text:style-name="P1">Sorting can be performed on the following attributes:</text:p>
      <text:list xml:id="list6781378019217329169" text:style-name="L8">
        <text:list-item>
          <text:p text:style-name="P6">name</text:p>
        </text:list-item>
        <text:list-item>
          <text:p text:style-name="P6">height.feet|meters</text:p>
        </text:list-item>
      </text:list>
      <text:p text:style-name="P1">If no preference is specified then sort is performed ascending.</text:p>
      <text:p text:style-name="P1">Preference is specified by appending a period to the end of an attribute followed by asc|desc.</text:p>
      <text:p text:style-name="P1">Multiple column sort is achieved by inserting a comma in between columns.</text:p>
      <text:list xml:id="list3582117824908531762" text:style-name="L6">
        <text:list-item>
          <text:p text:style-name="P9">/fells?sort=name <text:tab/><text:tab/>- <text:span text:style-name="T1">(asc by default so a-z)</text:span></text:p>
        </text:list-item>
        <text:list-item>
          <text:p text:style-name="P9">/fells?sort=name.desc <text:tab/><text:tab/>- <text:span text:style-name="T1">(z-a)</text:span></text:p>
        </text:list-item>
        <text:list-item>
          <text:p text:style-name="P9">/fells?sort=height.meters.desc</text:p>
        </text:list-item>
        <text:list-item>
          <text:p text:style-name="P4"><text:span text:style-name="T15">/fells?sort=name,height.meters.desc</text:span></text:p>
        </text:list-item>
      </text:list>
      <text:p text:style-name="P19"><text:span text:style-name="T15"/></text:p>
      <text:p text:style-name="P19"><text:span text:style-name="T15">Filter</text:span></text:p>
      <text:list xml:id="list7063375936225670089" text:style-name="L12">
        <text:list-item>
          <text:p text:style-name="P13">/fells?filter={attribute}:{condition}({condition value})[,{condition}({condition value})]</text:p>
        </text:list-item>
      </text:list>
      <text:p text:style-name="P7"/>
      <text:p text:style-name="P14">Filtering can be performed on the following attributes:</text:p>
      <text:list xml:id="list7763644636103782295" text:style-name="L10">
        <text:list-item>
          <text:p text:style-name="P16">height.feet|meters</text:p>
        </text:list-item>
        <text:list-item>
          <text:p text:style-name="P16">region</text:p>
        </text:list-item>
        <text:list-item>
          <text:p text:style-name="P16">os_maps</text:p>
        </text:list-item>
        <text:list-item>
          <text:p text:style-name="P16">classifications</text:p>
        </text:list-item>
        <text:list-item>
          <text:p text:style-name="P16"><text:soft-page-break/>parent_peak</text:p>
        </text:list-item>
      </text:list>
      <text:p text:style-name="P14">A filter is comprised of an attribute to filter on, a predicate and a predicate value.</text:p>
      <text:p text:style-name="P14">Multiple predicates can be joined together on a single attribute with a comma. </text:p>
      <text:p text:style-name="P14">Supported predicates:</text:p>
      <text:list xml:id="list8123253249004102339" text:style-name="L13">
        <text:list-item>
          <text:p text:style-name="P17">lt (less than)</text:p>
        </text:list-item>
        <text:list-item>
          <text:p text:style-name="P17">lte (less than or equal to)</text:p>
        </text:list-item>
        <text:list-item>
          <text:p text:style-name="P17">eq (equals)</text:p>
        </text:list-item>
        <text:list-item>
          <text:p text:style-name="P17">gt (greater than)</text:p>
        </text:list-item>
        <text:list-item>
          <text:p text:style-name="P17">gte (greater than or equal to)</text:p>
        </text:list-item>
      </text:list>
      <text:p text:style-name="P7"/>
      <text:p text:style-name="P7">Filter examples</text:p>
      <text:list xml:id="list39602668" text:continue-list="list7063375936225670089" text:style-name="L12">
        <text:list-item>
          <text:p text:style-name="P13">/fells?filter=classification:eq(wainwright)</text:p>
        </text:list-item>
        <text:list-item>
          <text:p text:style-name="P13">/fells?filter=height.meters:gte(800),height.meters:lt(900)</text:p>
        </text:list-item>
      </text:list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1"><text:span text:style-name="T15">fells?</text:span></text:p>
      <text:p text:style-name="P1"><text:span text:style-name="T15"><text:tab/>search=*pike*&amp;</text:span></text:p>
      <text:p text:style-name="P1"><text:span text:style-name="T15"><text:tab/>filter=height.meters:gte(800),lt(900)&amp;</text:span></text:p>
      <text:p text:style-name="P1"><text:span text:style-name="T15"><text:tab/>sort=height.meters:desc,name:asc</text:span></text:p>
      <text:p text:style-name="P1"><text:span text:style-name="T15"/></text:p>
      <text:p text:style-name="P24"><text:span text:style-name="Source_20_Text"><text:span text:style-name="T12">ABCDEFGHIJKLMNOPQRSTUVWXYZabcdefghijklmnopqrstuvwxyz0123456789</text:span></text:span></text:p>
      <text:p text:style-name="P24"><text:span text:style-name="Source_20_Text"><text:span text:style-name="T13">-._~:/?#[]@!$&amp;'()*+,;=</text:span></text:span></text:p>
      <text:p text:style-name="P1"><text:span text:style-name="T15"/></text:p>
      <text:list xml:id="list39586102" text:continue-numbering="true" text:style-name="L12">
        <text:list-item>
          <text:p text:style-name="P13">/fells?filter=height.meters:gte.800,lt.900</text:p>
        </text:list-item>
        <text:list-item>
          <text:p text:style-name="P13">/fells?filter=height.meters:gte(800),lt(900)</text:p>
        </text:list-item>
        <text:list-item>
          <text:p text:style-name="P13">/fells?filter=height.meters:gte.800,height.meters:lt.900</text:p>
        </text:list-item>
        <text:list-item>
          <text:p text:style-name="P13">/fells?filter=height.meters:gte.800&amp;filter=height.meters:lt.900</text:p>
        </text:list-item>
        <text:list-item>
          <text:p text:style-name="P13">/fells?filter=height.meters:&gt;=800,&lt;900</text:p>
        </text:list-item>
        <text:list-item>
          <text:p text:style-name="P13"><text:span text:style-name="T15">/fells?filter[height.meters]gte.800,lt.90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Consolas1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ain Hemstock</meta:initial-creator>
    <meta:creation-date>2020-02-19T21:53:50.17</meta:creation-date>
    <dc:date>2020-02-20T19:38:25.69</dc:date>
    <dc:creator>Iain Hemstock</dc:creator>
    <meta:editing-duration>PT21H29M3S</meta:editing-duration>
    <meta:editing-cycles>44</meta:editing-cycles>
    <meta:generator>OpenOffice/4.1.3$Win32 OpenOffice.org_project/413m1$Build-9783</meta:generator>
    <meta:document-statistic meta:table-count="0" meta:image-count="0" meta:object-count="0" meta:page-count="5" meta:paragraph-count="185" meta:word-count="626" meta:character-count="4740"/>
  </office:meta>
</office:document-meta>
</file>